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Fonts/Font_FreeSans_1.ttf" manifest:media-type="application/x-font-ttf"/>
  <manifest:file-entry manifest:full-path="Fonts/Font_DejaVu_Sans_1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2.ttf" manifest:media-type="application/x-font-ttf"/>
  <manifest:file-entry manifest:full-path="Fonts/Font_DejaVu_Sans_2.ttf" manifest:media-type="application/x-font-ttf"/>
  <manifest:file-entry manifest:full-path="Fonts/Font_Liberation_Serif_4.ttf" manifest:media-type="application/x-font-ttf"/>
  <manifest:file-entry manifest:full-path="Fonts/Font_Liberation_Sans_1.ttf" manifest:media-type="application/x-font-ttf"/>
  <manifest:file-entry manifest:full-path="Fonts/Font_Liberation_Sans_3.ttf" manifest:media-type="application/x-font-ttf"/>
  <manifest:file-entry manifest:full-path="Fonts/Font_Liberation_Serif_1.ttf" manifest:media-type="application/x-font-ttf"/>
  <manifest:file-entry manifest:full-path="Fonts/Font_Liberation_Sans_4.ttf" manifest:media-type="application/x-font-ttf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841cm" fo:min-width="3.385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 style:list-style-name="L1">
      <style:graphic-properties svg:stroke-width="0.053cm" draw:marker-start-width="0.279cm" draw:marker-end-width="0.279cm" draw:fill="none" draw:textarea-horizontal-align="justify" draw:textarea-vertical-align="middle" draw:auto-grow-height="false" fo:min-height="0.841cm" fo:min-width="3.385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37cm" svg:height="1.143cm" svg:x="8.366cm" svg:y="4.429cm">
          <text:p text:style-name="P1">MyNam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37cm" svg:height="1.143cm" svg:x="1.508cm" svg:y="7.604cm">
          <text:p text:style-name="P1">AName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937cm" svg:height="1.143cm" svg:x="22.463cm" svg:y="7.604cm">
          <text:p text:style-name="P1">OtherNam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937cm" svg:height="1.143cm" svg:x="5.445cm" svg:y="7.604cm">
          <text:p text:style-name="P3">BNam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937cm" svg:height="1.143cm" svg:x="9.382cm" svg:y="7.604cm">
          <text:p text:style-name="P3">...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0.334cm" svg:y1="5.572cm" svg:x2="7.413cm" svg:y2="7.604cm" draw:start-shape="id1" draw:start-glue-point="2" draw:end-shape="id2" draw:end-glue-point="0" svg:d="M10334 5572v1015h-2921v1017" svg:viewBox="0 0 2922 2033">
          <text:p/>
        </draw:connector>
        <draw:connector draw:style-name="gr3" draw:text-style-name="P5" draw:layer="layout" svg:x1="10.334cm" svg:y1="5.572cm" svg:x2="24.431cm" svg:y2="7.604cm" draw:start-shape="id1" draw:start-glue-point="2" draw:end-shape="id3" draw:end-glue-point="0" svg:d="M10334 5572v1015h14097v1017" svg:viewBox="0 0 14098 2033">
          <text:p/>
        </draw:connector>
        <draw:custom-shape draw:style-name="gr1" draw:text-style-name="P2" xml:id="id4" draw:id="id4" draw:layer="layout" svg:width="3.937cm" svg:height="1.143cm" svg:x="16.24cm" svg:y="7.604cm">
          <text:p text:style-name="P1">NextName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0.334cm" svg:y1="5.572cm" svg:x2="18.208cm" svg:y2="7.604cm" draw:start-shape="id1" draw:start-glue-point="2" draw:end-shape="id4" draw:end-glue-point="0" svg:d="M10334 5572v1015h7874v1017" svg:viewBox="0 0 7875 203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3T20:12:27.762086564</meta:creation-date>
    <meta:editing-cycles>3</meta:editing-cycles>
    <meta:editing-duration>PT15M54S</meta:editing-duration>
    <dc:date>2020-05-03T20:30:48.256551332</dc:date>
    <meta:generator>LibreOffice/6.4.3.2$Linux_X86_64 LibreOffice_project/40$Build-2</meta:generator>
    <meta:document-statistic meta:object-count="9"/>
  </office:meta>
</office:document-meta>
</file>